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65e" officeooo:paragraph-rsid="0014265e"/>
    </style:style>
    <style:style style:name="P2" style:family="paragraph" style:parent-style-name="Standard">
      <style:text-properties officeooo:rsid="0014265e" officeooo:paragraph-rsid="0017c23e"/>
    </style:style>
    <style:style style:name="P3" style:family="paragraph" style:parent-style-name="Standard">
      <style:text-properties officeooo:rsid="0014265e" officeooo:paragraph-rsid="001a0998"/>
    </style:style>
    <style:style style:name="P4" style:family="paragraph" style:parent-style-name="Standard">
      <style:text-properties fo:font-weight="bold" officeooo:rsid="0014265e" officeooo:paragraph-rsid="0014265e" style:font-weight-asian="bold" style:font-weight-complex="bold"/>
    </style:style>
    <style:style style:name="P5" style:family="paragraph" style:parent-style-name="Standard">
      <style:text-properties officeooo:rsid="00154896" officeooo:paragraph-rsid="00154896"/>
    </style:style>
    <style:style style:name="P6" style:family="paragraph" style:parent-style-name="Standard">
      <style:text-properties officeooo:rsid="0017c23e" officeooo:paragraph-rsid="0017c23e"/>
    </style:style>
    <style:style style:name="P7" style:family="paragraph" style:parent-style-name="Standard">
      <style:text-properties officeooo:rsid="0018e49f" officeooo:paragraph-rsid="0018e49f"/>
    </style:style>
    <style:style style:name="T1" style:family="text">
      <style:text-properties officeooo:rsid="0016260c"/>
    </style:style>
    <style:style style:name="T2" style:family="text">
      <style:text-properties officeooo:rsid="0017c23e"/>
    </style:style>
    <style:style style:name="T3" style:family="text">
      <style:text-properties officeooo:rsid="001979d7"/>
    </style:style>
    <style:style style:name="T4" style:family="text">
      <style:text-properties officeooo:rsid="001a0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ice de deploiement MIMA</text:p>
      <text:p text:style-name="P1"/>
      <text:p text:style-name="P2">Merci de essayer MIMA « Monuments In My Arrival » . </text:p>
      <text:p text:style-name="P2"/>
      <text:p text:style-name="P2"/>
      <text:p text:style-name="P6">Requirements :</text:p>
      <text:p text:style-name="P6"/>
      <text:p text:style-name="P2">- <text:span text:style-name="T2">MongoDB 4.0.4</text:span></text:p>
      <text:p text:style-name="P2"/>
      <text:p text:style-name="P7"><text:span text:style-name="T3">B</text:span>esoin d’aide avec l’installation Mongo ? Ici leur site Internet: https://docs.mongodb.com/manual/tutorial/install-mongodb-on-ubuntu/</text:p>
      <text:p text:style-name="P2"/>
      <text:p text:style-name="P2"/>
      <text:p text:style-name="P2">Pour le deploiement de l’application, il fau<text:span text:style-name="T2">t</text:span> faire <text:span text:style-name="T2">une</text:span> tâche très simple.</text:p>
      <text:p text:style-name="P1"/>
      <text:p text:style-name="P1">D’abord pour ouvrir le serveur de donnés, qui fait la recuperation des donnés depuis Open Data Pays de la Loire, il faut <text:span text:style-name="T1">faire double click</text:span> sur « <text:span text:style-name="T4">executer MIMA »</text:span>, <text:span text:style-name="T1">cet action </text:span>ouvrir<text:span text:style-name="T1">a</text:span> une ligne de commande et executer<text:span text:style-name="T1">a</text:span> le code suivant :</text:p>
      <text:p text:style-name="P1"/>
      <text:p text:style-name="P1">java -jar <text:span text:style-name="T1">MIMA</text:span>.jar</text:p>
      <text:p text:style-name="P1"/>
      <text:p text:style-name="P1"/>
      <text:p text:style-name="P1">Aprés quelques secondes le serveur sera bien deployé.</text:p>
      <text:p text:style-name="P3">En cas de avoir besoin d’un proxy , il faudra <text:span text:style-name="T1">modifier le fichier </text:span>« <text:span text:style-name="T4">executer MIMA » (click droit / ouvrir avec / utilisez quelque editeur de texte), reemplacer la ligne de code precedent avec la ligne de</text:span> code suivant :</text:p>
      <text:p text:style-name="P1"/>
      <text:p text:style-name="P1"/>
      <text:p text:style-name="P1">java -Dhttps.proxyHost=[PROXY] -Dhttps.proxyPort=[PORT] -jar <text:span text:style-name="T1">MIMA</text:span>.jar </text:p>
      <text:p text:style-name="P1"/>
      <text:p text:style-name="P1"/>
      <text:p text:style-name="P1">En remplaçant [PROXY] par votre adresse proxy et [PORT] par le port souhaité.</text:p>
      <text:p text:style-name="P1"/>
      <text:p text:style-name="P1"/>
      <text:p text:style-name="P5">Bien, maintenant le serveur c’est bien deployé, <text:span text:style-name="T1">ensuite l’application coté client sera deploie sur un navigateur. Pour y acceder , il faut ecrire « localhost:8080 » sur la barre d’adresse.</text:span></text:p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0:48:11.235826295</meta:creation-date>
    <dc:date>2018-12-13T11:48:45.650041948</dc:date>
    <meta:editing-duration>PT21M57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186" meta:character-count="1172" meta:non-whitespace-character-count="997"/>
  </office:meta>
</office:document-meta>
</file>